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RI-03">
            <text:p>RI-03</text:p>
          </table:table-cell>
          <table:table-cell office:value-type="float" office:value="35.939">
            <text:p>35.939</text:p>
          </table:table-cell>
          <table:table-cell office:value-type="float" office:value="-75.718">
            <text:p>-75.718</text:p>
          </table:table-cell>
          <table:table-cell office:value-type="float" office:value="55400.0">
            <text:p>55400.0</text:p>
          </table:table-cell>
          <table:table-cell office:value-type="float" office:value="7200.0">
            <text:p>72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5">
            <text:p>0.0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205450">
            <text:p>Beta-205450</text:p>
          </table:table-cell>
          <table:table-cell office:value-type="float" office:value="35.47">
            <text:p>35.47</text:p>
          </table:table-cell>
          <table:table-cell office:value-type="float" office:value="-75.53">
            <text:p>-75.53</text:p>
          </table:table-cell>
          <table:table-cell office:value-type="float" office:value="2070.0">
            <text:p>2070.0</text:p>
          </table:table-cell>
          <table:table-cell office:value-type="float" office:value="40.0">
            <text:p>40.0</text:p>
          </table:table-cell>
          <table:table-cell office:value-type="string" office:value="Chione cancellata shell">
            <text:p>Chione cancellat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.9359">
            <text:p>-4.93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ELP-05">
            <text:p>ELP-05</text:p>
          </table:table-cell>
          <table:table-cell office:value-type="float" office:value="35.857">
            <text:p>35.857</text:p>
          </table:table-cell>
          <table:table-cell office:value-type="float" office:value="-75.952">
            <text:p>-75.952</text:p>
          </table:table-cell>
          <table:table-cell office:value-type="float" office:value="66900.0">
            <text:p>66900.0</text:p>
          </table:table-cell>
          <table:table-cell office:value-type="float" office:value="6700.0">
            <text:p>6700.0</text:p>
          </table:table-cell>
          <table:table-cell office:value-type="string" office:value="Laminated mud">
            <text:p>Laminated mu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7">
            <text:p>Beta-115597</text:p>
          </table:table-cell>
          <table:table-cell office:value-type="float" office:value="35.92">
            <text:p>35.92</text:p>
          </table:table-cell>
          <table:table-cell office:value-type="float" office:value="-75.74">
            <text:p>-75.74</text:p>
          </table:table-cell>
          <table:table-cell office:value-type="float" office:value="3670.0">
            <text:p>3670.0</text:p>
          </table:table-cell>
          <table:table-cell office:value-type="float" office:value="50.0">
            <text:p>5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1259">
            <text:p>-7.12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6">
            <text:p>Beta-115596</text:p>
          </table:table-cell>
          <table:table-cell office:value-type="float" office:value="35.92">
            <text:p>35.92</text:p>
          </table:table-cell>
          <table:table-cell office:value-type="float" office:value="-75.75">
            <text:p>-75.75</text:p>
          </table:table-cell>
          <table:table-cell office:value-type="float" office:value="4540.0">
            <text:p>454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9478">
            <text:p>-7.94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5">
            <text:p>Beta-115595</text:p>
          </table:table-cell>
          <table:table-cell office:value-type="float" office:value="35.92">
            <text:p>35.92</text:p>
          </table:table-cell>
          <table:table-cell office:value-type="float" office:value="-75.75">
            <text:p>-75.75</text:p>
          </table:table-cell>
          <table:table-cell office:value-type="float" office:value="4010.0">
            <text:p>4010.0</text:p>
          </table:table-cell>
          <table:table-cell office:value-type="float" office:value="150.0">
            <text:p>15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4559">
            <text:p>-6.4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68063">
            <text:p>Beta-168063</text:p>
          </table:table-cell>
          <table:table-cell office:value-type="float" office:value="36.05">
            <text:p>36.05</text:p>
          </table:table-cell>
          <table:table-cell office:value-type="float" office:value="-75.7">
            <text:p>-75.7</text:p>
          </table:table-cell>
          <table:table-cell office:value-type="float" office:value="9720.0">
            <text:p>97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37">
            <text:p>-30.3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3">
            <text:p>Beta-115593</text:p>
          </table:table-cell>
          <table:table-cell office:value-type="float" office:value="35.88">
            <text:p>35.88</text:p>
          </table:table-cell>
          <table:table-cell office:value-type="float" office:value="-75.71">
            <text:p>-75.71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Macoma shell">
            <text:p>Macom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0059">
            <text:p>-6.0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1">
            <text:p>Beta-115591</text:p>
          </table:table-cell>
          <table:table-cell office:value-type="float" office:value="35.89">
            <text:p>35.89</text:p>
          </table:table-cell>
          <table:table-cell office:value-type="float" office:value="-75.72">
            <text:p>-75.72</text:p>
          </table:table-cell>
          <table:table-cell office:value-type="float" office:value="4480.0">
            <text:p>448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9078">
            <text:p>-7.90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TCK-17">
            <text:p>TCK-17</text:p>
          </table:table-cell>
          <table:table-cell office:value-type="float" office:value="36.27">
            <text:p>36.27</text:p>
          </table:table-cell>
          <table:table-cell office:value-type="float" office:value="-75.911">
            <text:p>-75.911</text:p>
          </table:table-cell>
          <table:table-cell office:value-type="float" office:value="54300.0">
            <text:p>54300.0</text:p>
          </table:table-cell>
          <table:table-cell office:value-type="float" office:value="6700.0">
            <text:p>67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45">
            <text:p>0.34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68060">
            <text:p>Beta-168060</text:p>
          </table:table-cell>
          <table:table-cell office:value-type="float" office:value="36.02">
            <text:p>36.02</text:p>
          </table:table-cell>
          <table:table-cell office:value-type="float" office:value="-75.72">
            <text:p>-75.72</text:p>
          </table:table-cell>
          <table:table-cell office:value-type="float" office:value="7830.0">
            <text:p>7830.0</text:p>
          </table:table-cell>
          <table:table-cell office:value-type="float" office:value="50.0">
            <text:p>50.0</text:p>
          </table:table-cell>
          <table:table-cell office:value-type="string" office:value="Plant frags">
            <text:p>Plant frag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365">
            <text:p>-15.36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201772">
            <text:p>Beta-201772</text:p>
          </table:table-cell>
          <table:table-cell office:value-type="float" office:value="35.45">
            <text:p>35.45</text:p>
          </table:table-cell>
          <table:table-cell office:value-type="float" office:value="-75.49">
            <text:p>-75.49</text:p>
          </table:table-cell>
          <table:table-cell office:value-type="float" office:value="1760.0">
            <text:p>1760.0</text:p>
          </table:table-cell>
          <table:table-cell office:value-type="float" office:value="40.0">
            <text:p>40.0</text:p>
          </table:table-cell>
          <table:table-cell office:value-type="string" office:value="Chione cancellata shell">
            <text:p>Chione cancellat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.6978">
            <text:p>-3.69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61">
            <text:p>Beta-90661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6140.0">
            <text:p>614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5.0559">
            <text:p>-15.0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92">
            <text:p>Beta-187692</text:p>
          </table:table-cell>
          <table:table-cell office:value-type="float" office:value="35.23">
            <text:p>35.23</text:p>
          </table:table-cell>
          <table:table-cell office:value-type="float" office:value="-75.68">
            <text:p>-75.68</text:p>
          </table:table-cell>
          <table:table-cell office:value-type="float" office:value="250.0">
            <text:p>25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61">
            <text:p>-0.861</text:p>
          </table:table-cell>
          <table:table-cell office:value-type="float" office:value="0.5359">
            <text:p>0.5359</text:p>
          </table:table-cell>
          <table:table-cell office:value-type="float" office:value="0.5359">
            <text:p>0.535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1">
            <text:p>Beta-90671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2880.0">
            <text:p>2880.0</text:p>
          </table:table-cell>
          <table:table-cell office:value-type="float" office:value="60.0">
            <text:p>6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6759">
            <text:p>-6.67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2">
            <text:p>Beta-90672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4200.0">
            <text:p>4200.0</text:p>
          </table:table-cell>
          <table:table-cell office:value-type="float" office:value="100.0">
            <text:p>100.0</text:p>
          </table:table-cell>
          <table:table-cell office:value-type="string" office:value="Cyrtopleura_Tegalus shell">
            <text:p>Cyrtopleura_Tegalus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9.1059">
            <text:p>-9.1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4">
            <text:p>Beta-90674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4810.0">
            <text:p>4810.0</text:p>
          </table:table-cell>
          <table:table-cell office:value-type="float" office:value="40.0">
            <text:p>4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8.9878">
            <text:p>-8.98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5296">
            <text:p>Beta-95296</text:p>
          </table:table-cell>
          <table:table-cell office:value-type="float" office:value="35.95">
            <text:p>35.95</text:p>
          </table:table-cell>
          <table:table-cell office:value-type="float" office:value="-75.65">
            <text:p>-75.65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Articulated Crassostrea">
            <text:p>Articulated Crassostre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.1578">
            <text:p>-4.15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U-series">
            <text:p>U-series</text:p>
          </table:table-cell>
          <table:table-cell office:value-type="string" office:value="C-2">
            <text:p>C-2</text:p>
          </table:table-cell>
          <table:table-cell office:value-type="float" office:value="36.742">
            <text:p>36.742</text:p>
          </table:table-cell>
          <table:table-cell office:value-type="float" office:value="-76.188">
            <text:p>-76.188</text:p>
          </table:table-cell>
          <table:table-cell office:value-type="float" office:value="73000.0">
            <text:p>73000.0</text:p>
          </table:table-cell>
          <table:table-cell office:value-type="float" office:value="4000.0">
            <text:p>4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ixonEtal1982,PicoEtal2017">
            <text:p>MixonEtal1982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9895">
            <text:p>Beta-119895</text:p>
          </table:table-cell>
          <table:table-cell office:value-type="float" office:value="35.9">
            <text:p>35.9</text:p>
          </table:table-cell>
          <table:table-cell office:value-type="float" office:value="-75.73">
            <text:p>-75.73</text:p>
          </table:table-cell>
          <table:table-cell office:value-type="float" office:value="4130.0">
            <text:p>4130.0</text:p>
          </table:table-cell>
          <table:table-cell office:value-type="float" office:value="60.0">
            <text:p>60.0</text:p>
          </table:table-cell>
          <table:table-cell office:value-type="string" office:value="Mya shell">
            <text:p>My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6559">
            <text:p>-7.6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8">
            <text:p>Beta-115598</text:p>
          </table:table-cell>
          <table:table-cell office:value-type="float" office:value="35.92">
            <text:p>35.92</text:p>
          </table:table-cell>
          <table:table-cell office:value-type="float" office:value="-75.74">
            <text:p>-75.74</text:p>
          </table:table-cell>
          <table:table-cell office:value-type="float" office:value="3810.0">
            <text:p>3810.0</text:p>
          </table:table-cell>
          <table:table-cell office:value-type="float" office:value="50.0">
            <text:p>50.0</text:p>
          </table:table-cell>
          <table:table-cell office:value-type="string" office:value="Nassarius shell">
            <text:p>Nassarius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6759">
            <text:p>-7.67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TCK-19">
            <text:p>TCK-19</text:p>
          </table:table-cell>
          <table:table-cell office:value-type="float" office:value="36.335">
            <text:p>36.335</text:p>
          </table:table-cell>
          <table:table-cell office:value-type="float" office:value="-75.907">
            <text:p>-75.907</text:p>
          </table:table-cell>
          <table:table-cell office:value-type="float" office:value="45300.0">
            <text:p>45300.0</text:p>
          </table:table-cell>
          <table:table-cell office:value-type="float" office:value="4300.0">
            <text:p>43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26">
            <text:p>0.82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25-01">
            <text:p>GH25-01</text:p>
          </table:table-cell>
          <table:table-cell office:value-type="float" office:value="36.699">
            <text:p>36.699</text:p>
          </table:table-cell>
          <table:table-cell office:value-type="float" office:value="-76.359">
            <text:p>-76.359</text:p>
          </table:table-cell>
          <table:table-cell office:value-type="float" office:value="37700.0">
            <text:p>37700.0</text:p>
          </table:table-cell>
          <table:table-cell office:value-type="float" office:value="3600.0">
            <text:p>36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23-01">
            <text:p>GH23-01</text:p>
          </table:table-cell>
          <table:table-cell office:value-type="float" office:value="36.717">
            <text:p>36.717</text:p>
          </table:table-cell>
          <table:table-cell office:value-type="float" office:value="-76.529">
            <text:p>-76.529</text:p>
          </table:table-cell>
          <table:table-cell office:value-type="float" office:value="31800.0">
            <text:p>31800.0</text:p>
          </table:table-cell>
          <table:table-cell office:value-type="float" office:value="3000.0">
            <text:p>30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65">
            <text:p>3.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DR-2">
            <text:p>DR-2</text:p>
          </table:table-cell>
          <table:table-cell office:value-type="float" office:value="35.93">
            <text:p>35.93</text:p>
          </table:table-cell>
          <table:table-cell office:value-type="float" office:value="-76.165">
            <text:p>-76.165</text:p>
          </table:table-cell>
          <table:table-cell office:value-type="float" office:value="62000.0">
            <text:p>62000.0</text:p>
          </table:table-cell>
          <table:table-cell office:value-type="float" office:value="12000.0">
            <text:p>12000.0</text:p>
          </table:table-cell>
          <table:table-cell office:value-type="string" office:value="Laminated sand">
            <text:p>Laminated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15-01">
            <text:p>GH15-01</text:p>
          </table:table-cell>
          <table:table-cell office:value-type="float" office:value="35.737">
            <text:p>35.737</text:p>
          </table:table-cell>
          <table:table-cell office:value-type="float" office:value="-76.534">
            <text:p>-76.534</text:p>
          </table:table-cell>
          <table:table-cell office:value-type="float" office:value="40000.0">
            <text:p>40000.0</text:p>
          </table:table-cell>
          <table:table-cell office:value-type="float" office:value="4300.0">
            <text:p>43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94">
            <text:p>Beta-187694</text:p>
          </table:table-cell>
          <table:table-cell office:value-type="float" office:value="35.97">
            <text:p>35.97</text:p>
          </table:table-cell>
          <table:table-cell office:value-type="float" office:value="-75.66">
            <text:p>-75.66</text:p>
          </table:table-cell>
          <table:table-cell office:value-type="float" office:value="1580.0">
            <text:p>158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81">
            <text:p>-1.781</text:p>
          </table:table-cell>
          <table:table-cell office:value-type="float" office:value="0.1993">
            <text:p>0.1993</text:p>
          </table:table-cell>
          <table:table-cell office:value-type="float" office:value="0.1993">
            <text:p>0.199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89">
            <text:p>Beta-187689</text:p>
          </table:table-cell>
          <table:table-cell office:value-type="float" office:value="35.22">
            <text:p>35.22</text:p>
          </table:table-cell>
          <table:table-cell office:value-type="float" office:value="-75.66">
            <text:p>-75.66</text:p>
          </table:table-cell>
          <table:table-cell office:value-type="float" office:value="500.0">
            <text:p>50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1">
            <text:p>-0.661</text:p>
          </table:table-cell>
          <table:table-cell office:value-type="float" office:value="0.5359">
            <text:p>0.5359</text:p>
          </table:table-cell>
          <table:table-cell office:value-type="float" office:value="0.5359">
            <text:p>0.535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66">
            <text:p>Beta-90666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6060.0">
            <text:p>606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7061">
            <text:p>-8.706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901">
            <text:p>OS-5890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910.0">
            <text:p>91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5">
            <text:p>-1.255</text:p>
          </table:table-cell>
          <table:table-cell office:value-type="float" office:value="0.1999">
            <text:p>0.1999</text:p>
          </table:table-cell>
          <table:table-cell office:value-type="float" office:value="0.1999">
            <text:p>0.199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6176">
            <text:p>OS-36176</text:p>
          </table:table-cell>
          <table:table-cell office:value-type="float" office:value="36.05">
            <text:p>36.05</text:p>
          </table:table-cell>
          <table:table-cell office:value-type="float" office:value="-75.7">
            <text:p>-75.7</text:p>
          </table:table-cell>
          <table:table-cell office:value-type="float" office:value="9930.0">
            <text:p>993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37">
            <text:p>-30.3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7">
            <text:p>OS-4306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900.0">
            <text:p>90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35">
            <text:p>-1.135</text:p>
          </table:table-cell>
          <table:table-cell office:value-type="float" office:value="0.1998">
            <text:p>0.1998</text:p>
          </table:table-cell>
          <table:table-cell office:value-type="float" office:value="0.1998">
            <text:p>0.1998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8">
            <text:p>OS-43068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520.0">
            <text:p>15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35">
            <text:p>-1.835</text:p>
          </table:table-cell>
          <table:table-cell office:value-type="float" office:value="0.5363">
            <text:p>0.5363</text:p>
          </table:table-cell>
          <table:table-cell office:value-type="float" office:value="0.5363">
            <text:p>0.5363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9">
            <text:p>OS-43069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920.0">
            <text:p>192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75">
            <text:p>-2.275</text:p>
          </table:table-cell>
          <table:table-cell office:value-type="float" office:value="0.2009">
            <text:p>0.2009</text:p>
          </table:table-cell>
          <table:table-cell office:value-type="float" office:value="0.2009">
            <text:p>0.200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70">
            <text:p>OS-43070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090.0">
            <text:p>209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75">
            <text:p>-2.375</text:p>
          </table:table-cell>
          <table:table-cell office:value-type="float" office:value="0.201">
            <text:p>0.201</text:p>
          </table:table-cell>
          <table:table-cell office:value-type="float" office:value="0.201">
            <text:p>0.20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71">
            <text:p>OS-4307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20.0">
            <text:p>242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95">
            <text:p>-2.695</text:p>
          </table:table-cell>
          <table:table-cell office:value-type="float" office:value="0.2016">
            <text:p>0.2016</text:p>
          </table:table-cell>
          <table:table-cell office:value-type="float" office:value="0.2016">
            <text:p>0.201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266">
            <text:p>OS-4326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70.0">
            <text:p>247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95">
            <text:p>-2.995</text:p>
          </table:table-cell>
          <table:table-cell office:value-type="float" office:value="0.2021">
            <text:p>0.2021</text:p>
          </table:table-cell>
          <table:table-cell office:value-type="float" office:value="0.2021">
            <text:p>0.20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3608">
            <text:p>OS-53608</text:p>
          </table:table-cell>
          <table:table-cell office:value-type="float" office:value="35.52">
            <text:p>35.52</text:p>
          </table:table-cell>
          <table:table-cell office:value-type="float" office:value="-75.48">
            <text:p>-75.48</text:p>
          </table:table-cell>
          <table:table-cell office:value-type="float" office:value="1900.0">
            <text:p>1900.0</text:p>
          </table:table-cell>
          <table:table-cell office:value-type="float" office:value="30.0">
            <text:p>30.0</text:p>
          </table:table-cell>
          <table:table-cell office:value-type="string" office:value="Chione cancellate">
            <text:p>Chione cancellate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.9059">
            <text:p>-2.9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4058">
            <text:p>OS-54058</text:p>
          </table:table-cell>
          <table:table-cell office:value-type="float" office:value="35.52">
            <text:p>35.52</text:p>
          </table:table-cell>
          <table:table-cell office:value-type="float" office:value="-75.48">
            <text:p>-75.48</text:p>
          </table:table-cell>
          <table:table-cell office:value-type="float" office:value="265.0">
            <text:p>26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41">
            <text:p>-0.541</text:p>
          </table:table-cell>
          <table:table-cell office:value-type="float" office:value="0.1993">
            <text:p>0.1993</text:p>
          </table:table-cell>
          <table:table-cell office:value-type="float" office:value="0.1993">
            <text:p>0.199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0">
            <text:p>OS-58710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120.0">
            <text:p>212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95">
            <text:p>-2.495</text:p>
          </table:table-cell>
          <table:table-cell office:value-type="float" office:value="0.2012">
            <text:p>0.2012</text:p>
          </table:table-cell>
          <table:table-cell office:value-type="float" office:value="0.2012">
            <text:p>0.2012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1">
            <text:p>OS-5871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85">
            <text:p>-1.985</text:p>
          </table:table-cell>
          <table:table-cell office:value-type="float" office:value="0.2006">
            <text:p>0.2006</text:p>
          </table:table-cell>
          <table:table-cell office:value-type="float" office:value="0.2006">
            <text:p>0.200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2">
            <text:p>OS-58712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05">
            <text:p>-1.705</text:p>
          </table:table-cell>
          <table:table-cell office:value-type="float" office:value="0.2003">
            <text:p>0.2003</text:p>
          </table:table-cell>
          <table:table-cell office:value-type="float" office:value="0.2003">
            <text:p>0.2003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3">
            <text:p>OS-58713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080.0">
            <text:p>108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95">
            <text:p>-1.495</text:p>
          </table:table-cell>
          <table:table-cell office:value-type="float" office:value="0.2001">
            <text:p>0.2001</text:p>
          </table:table-cell>
          <table:table-cell office:value-type="float" office:value="0.2001">
            <text:p>0.200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896">
            <text:p>OS-5889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000.0">
            <text:p>100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897">
            <text:p>OS-5889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535.0">
            <text:p>53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05">
            <text:p>-0.805</text:p>
          </table:table-cell>
          <table:table-cell office:value-type="float" office:value="0.1996">
            <text:p>0.1996</text:p>
          </table:table-cell>
          <table:table-cell office:value-type="float" office:value="0.1996">
            <text:p>0.199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902">
            <text:p>OS-58902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315.0">
            <text:p>315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85">
            <text:p>-0.685</text:p>
          </table:table-cell>
          <table:table-cell office:value-type="float" office:value="0.1996">
            <text:p>0.1996</text:p>
          </table:table-cell>
          <table:table-cell office:value-type="float" office:value="0.1996">
            <text:p>0.199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6">
            <text:p>OS-4306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85.0">
            <text:p>18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5">
            <text:p>-0.55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2716">
            <text:p>OS-6271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620.0">
            <text:p>262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65">
            <text:p>-2.665</text:p>
          </table:table-cell>
          <table:table-cell office:value-type="float" office:value="0.2014">
            <text:p>0.2014</text:p>
          </table:table-cell>
          <table:table-cell office:value-type="float" office:value="0.2014">
            <text:p>0.201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92">
            <text:p>OS-39792</text:p>
          </table:table-cell>
          <table:table-cell office:value-type="float" office:value="35.16">
            <text:p>35.16</text:p>
          </table:table-cell>
          <table:table-cell office:value-type="float" office:value="-75.31">
            <text:p>-75.31</text:p>
          </table:table-cell>
          <table:table-cell office:value-type="float" office:value="315.0">
            <text:p>315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339">
            <text:p>0.533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22">
            <text:p>OS-39722</text:p>
          </table:table-cell>
          <table:table-cell office:value-type="float" office:value="35.26">
            <text:p>35.26</text:p>
          </table:table-cell>
          <table:table-cell office:value-type="float" office:value="-75.52">
            <text:p>-75.52</text:p>
          </table:table-cell>
          <table:table-cell office:value-type="float" office:value="205.0">
            <text:p>205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06">
            <text:p>-0.706</text:p>
          </table:table-cell>
          <table:table-cell office:value-type="float" office:value="0.7003">
            <text:p>0.7003</text:p>
          </table:table-cell>
          <table:table-cell office:value-type="float" office:value="0.7003">
            <text:p>0.700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3">
            <text:p>Northern_North_Carolina-3</text:p>
          </table:table-cell>
          <table:table-cell office:value-type="float" office:value="36.05">
            <text:p>36.05</text:p>
          </table:table-cell>
          <table:table-cell office:value-type="float" office:value="-75.69">
            <text:p>-75.69</text:p>
          </table:table-cell>
          <table:table-cell office:value-type="float" office:value="5600.0">
            <text:p>5600.0</text:p>
          </table:table-cell>
          <table:table-cell office:value-type="float" office:value="110.0">
            <text:p>110.0</text:p>
          </table:table-cell>
          <table:table-cell office:value-type="string" office:value="Ensis shell">
            <text:p>Ensis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3.3678">
            <text:p>-13.36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2">
            <text:p>Northern_North_Carolina-2</text:p>
          </table:table-cell>
          <table:table-cell office:value-type="float" office:value="36.05">
            <text:p>36.05</text:p>
          </table:table-cell>
          <table:table-cell office:value-type="float" office:value="-75.69">
            <text:p>-75.69</text:p>
          </table:table-cell>
          <table:table-cell office:value-type="float" office:value="5225.0">
            <text:p>5225.0</text:p>
          </table:table-cell>
          <table:table-cell office:value-type="float" office:value="105.0">
            <text:p>105.0</text:p>
          </table:table-cell>
          <table:table-cell office:value-type="string" office:value="Mactra_Mercenaria shell">
            <text:p>Mactra_Mercenaria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8778">
            <text:p>-11.87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1">
            <text:p>Northern_North_Carolina-1</text:p>
          </table:table-cell>
          <table:table-cell office:value-type="float" office:value="35.75">
            <text:p>35.75</text:p>
          </table:table-cell>
          <table:table-cell office:value-type="float" office:value="-75.32">
            <text:p>-75.32</text:p>
          </table:table-cell>
          <table:table-cell office:value-type="float" office:value="5618.0">
            <text:p>5618.0</text:p>
          </table:table-cell>
          <table:table-cell office:value-type="float" office:value="100.0">
            <text:p>100.0</text:p>
          </table:table-cell>
          <table:table-cell office:value-type="string" office:value="Donax shells">
            <text:p>Donax shell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9999">
            <text:p>-23.99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ears1973,EngelhartHorton2012">
            <text:p>Sears1973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MYK-01">
            <text:p>MYK-01</text:p>
          </table:table-cell>
          <table:table-cell office:value-type="float" office:value="36.532">
            <text:p>36.532</text:p>
          </table:table-cell>
          <table:table-cell office:value-type="float" office:value="-76.177">
            <text:p>-76.177</text:p>
          </table:table-cell>
          <table:table-cell office:value-type="float" office:value="45800.0">
            <text:p>45800.0</text:p>
          </table:table-cell>
          <table:table-cell office:value-type="float" office:value="4300.0">
            <text:p>4300.0</text:p>
          </table:table-cell>
          <table:table-cell office:value-type="string" office:value="Shelly sand">
            <text:p>Shell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MLD01-02a">
            <text:p>MLD01-02a</text:p>
          </table:table-cell>
          <table:table-cell office:value-type="float" office:value="35.509">
            <text:p>35.509</text:p>
          </table:table-cell>
          <table:table-cell office:value-type="float" office:value="-76.001">
            <text:p>-76.001</text:p>
          </table:table-cell>
          <table:table-cell office:value-type="float" office:value="74900.0">
            <text:p>74900.0</text:p>
          </table:table-cell>
          <table:table-cell office:value-type="float" office:value="8000.0">
            <text:p>80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W-1402">
            <text:p>W-1402</text:p>
          </table:table-cell>
          <table:table-cell office:value-type="float" office:value="36.15">
            <text:p>36.15</text:p>
          </table:table-cell>
          <table:table-cell office:value-type="float" office:value="-75.33">
            <text:p>-75.33</text:p>
          </table:table-cell>
          <table:table-cell office:value-type="float" office:value="8130.0">
            <text:p>8130.0</text:p>
          </table:table-cell>
          <table:table-cell office:value-type="float" office:value="400.0">
            <text:p>400.0</text:p>
          </table:table-cell>
          <table:table-cell office:value-type="string" office:value="C. virginica dredge">
            <text:p>C. virginica dredge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9999">
            <text:p>-33.99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9253">
            <text:p>I-9253</text:p>
          </table:table-cell>
          <table:table-cell office:value-type="float" office:value="35.87">
            <text:p>35.87</text:p>
          </table:table-cell>
          <table:table-cell office:value-type="float" office:value="-75.64">
            <text:p>-75.64</text:p>
          </table:table-cell>
          <table:table-cell office:value-type="float" office:value="2290.0">
            <text:p>2290.0</text:p>
          </table:table-cell>
          <table:table-cell office:value-type="float" office:value="110.0">
            <text:p>11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901">
            <text:p>-1.79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9208">
            <text:p>I-9208</text:p>
          </table:table-cell>
          <table:table-cell office:value-type="float" office:value="35.86">
            <text:p>35.86</text:p>
          </table:table-cell>
          <table:table-cell office:value-type="float" office:value="-75.63">
            <text:p>-75.63</text:p>
          </table:table-cell>
          <table:table-cell office:value-type="float" office:value="3545.0">
            <text:p>3545.0</text:p>
          </table:table-cell>
          <table:table-cell office:value-type="float" office:value="100.0">
            <text:p>10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801">
            <text:p>-1.78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8990">
            <text:p>I-8990</text:p>
          </table:table-cell>
          <table:table-cell office:value-type="float" office:value="35.87">
            <text:p>35.87</text:p>
          </table:table-cell>
          <table:table-cell office:value-type="float" office:value="-75.64">
            <text:p>-75.64</text:p>
          </table:table-cell>
          <table:table-cell office:value-type="float" office:value="5315.0">
            <text:p>5315.0</text:p>
          </table:table-cell>
          <table:table-cell office:value-type="float" office:value="110.0">
            <text:p>11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9301">
            <text:p>-1.93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8988">
            <text:p>I-8988</text:p>
          </table:table-cell>
          <table:table-cell office:value-type="float" office:value="35.85">
            <text:p>35.85</text:p>
          </table:table-cell>
          <table:table-cell office:value-type="float" office:value="-75.62">
            <text:p>-75.62</text:p>
          </table:table-cell>
          <table:table-cell office:value-type="float" office:value="2505.0">
            <text:p>2505.0</text:p>
          </table:table-cell>
          <table:table-cell office:value-type="float" office:value="90.0">
            <text:p>9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801">
            <text:p>-1.78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6174">
            <text:p>OS-36174</text:p>
          </table:table-cell>
          <table:table-cell office:value-type="float" office:value="36.05">
            <text:p>36.05</text:p>
          </table:table-cell>
          <table:table-cell office:value-type="float" office:value="-75.71">
            <text:p>-75.71</text:p>
          </table:table-cell>
          <table:table-cell office:value-type="float" office:value="9460.0">
            <text:p>946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5.76">
            <text:p>-35.7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5">
            <text:p>OS-39195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8210.0">
            <text:p>8210.0</text:p>
          </table:table-cell>
          <table:table-cell office:value-type="float" office:value="40.0">
            <text:p>40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8.4799">
            <text:p>-18.4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6">
            <text:p>OS-39196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8980.0">
            <text:p>8980.0</text:p>
          </table:table-cell>
          <table:table-cell office:value-type="float" office:value="35.0">
            <text:p>35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9799">
            <text:p>-24.9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8">
            <text:p>OS-39198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6580.0">
            <text:p>6580.0</text:p>
          </table:table-cell>
          <table:table-cell office:value-type="float" office:value="40.0">
            <text:p>40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3.3799">
            <text:p>-13.3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293">
            <text:p>OS-39293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7780.0">
            <text:p>7780.0</text:p>
          </table:table-cell>
          <table:table-cell office:value-type="float" office:value="45.0">
            <text:p>45.0</text:p>
          </table:table-cell>
          <table:table-cell office:value-type="string" office:value="Petricola sp.">
            <text:p>Petricola sp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8.3799">
            <text:p>-18.3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90">
            <text:p>OS-39790</text:p>
          </table:table-cell>
          <table:table-cell office:value-type="float" office:value="35.65">
            <text:p>35.65</text:p>
          </table:table-cell>
          <table:table-cell office:value-type="float" office:value="-75.46">
            <text:p>-75.46</text:p>
          </table:table-cell>
          <table:table-cell office:value-type="float" office:value="200.0">
            <text:p>20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25">
            <text:p>-0.42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3816">
            <text:p>OS-63816</text:p>
          </table:table-cell>
          <table:table-cell office:value-type="float" office:value="35.439">
            <text:p>35.439</text:p>
          </table:table-cell>
          <table:table-cell office:value-type="float" office:value="-75.486">
            <text:p>-75.486</text:p>
          </table:table-cell>
          <table:table-cell office:value-type="float" office:value="43200.0">
            <text:p>43200.0</text:p>
          </table:table-cell>
          <table:table-cell office:value-type="float" office:value="480.0">
            <text:p>480.0</text:p>
          </table:table-cell>
          <table:table-cell office:value-type="string" office:value="Mercenaria mercenaria">
            <text:p>Mercenaria 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6.25">
            <text:p>-16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CulverEtal2011,PicoEtal2017">
            <text:p>CulverEtal2011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3551">
            <text:p>BETA-183551</text:p>
          </table:table-cell>
          <table:table-cell office:value-type="float" office:value="35.26">
            <text:p>35.26</text:p>
          </table:table-cell>
          <table:table-cell office:value-type="float" office:value="-75.52">
            <text:p>-75.52</text:p>
          </table:table-cell>
          <table:table-cell office:value-type="float" office:value="160.0">
            <text:p>1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7">
            <text:p>OS-6468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615.0">
            <text:p>61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65">
            <text:p>-0.765</text:p>
          </table:table-cell>
          <table:table-cell office:value-type="float" office:value="0.1995">
            <text:p>0.1995</text:p>
          </table:table-cell>
          <table:table-cell office:value-type="float" office:value="0.1995">
            <text:p>0.1995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qtp-2">
            <text:p>qtp-2</text:p>
          </table:table-cell>
          <table:table-cell office:value-type="float" office:value="36.577">
            <text:p>36.577</text:p>
          </table:table-cell>
          <table:table-cell office:value-type="float" office:value="-76.037">
            <text:p>-76.037</text:p>
          </table:table-cell>
          <table:table-cell office:value-type="float" office:value="44400.0">
            <text:p>44400.0</text:p>
          </table:table-cell>
          <table:table-cell office:value-type="float" office:value="5200.0">
            <text:p>52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5">
            <text:p>0.7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PicoEtal2017">
            <text:p>Scott2006,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U-series">
            <text:p>U-series</text:p>
          </table:table-cell>
          <table:table-cell office:value-type="string" office:value="4.0">
            <text:p>4.0</text:p>
          </table:table-cell>
          <table:table-cell office:value-type="float" office:value="36.788">
            <text:p>36.788</text:p>
          </table:table-cell>
          <table:table-cell office:value-type="float" office:value="-76.196">
            <text:p>-76.196</text:p>
          </table:table-cell>
          <table:table-cell office:value-type="float" office:value="75000.0">
            <text:p>75000.0</text:p>
          </table:table-cell>
          <table:table-cell office:value-type="float" office:value="5000.0">
            <text:p>5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CroninEtal1981,PicoEtal2017">
            <text:p>CroninEtal1981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HS-02">
            <text:p>HS-02</text:p>
          </table:table-cell>
          <table:table-cell office:value-type="float" office:value="36.343">
            <text:p>36.343</text:p>
          </table:table-cell>
          <table:table-cell office:value-type="float" office:value="-76.064">
            <text:p>-76.064</text:p>
          </table:table-cell>
          <table:table-cell office:value-type="float" office:value="46400.0">
            <text:p>46400.0</text:p>
          </table:table-cell>
          <table:table-cell office:value-type="float" office:value="2500.0">
            <text:p>25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813">
            <text:p>OS-64813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390.0">
            <text:p>13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15">
            <text:p>-1.415</text:p>
          </table:table-cell>
          <table:table-cell office:value-type="float" office:value="0.1999">
            <text:p>0.1999</text:p>
          </table:table-cell>
          <table:table-cell office:value-type="float" office:value="0.1999">
            <text:p>0.199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9">
            <text:p>OS-64689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10.0">
            <text:p>241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75">
            <text:p>-2.675</text:p>
          </table:table-cell>
          <table:table-cell office:value-type="float" office:value="0.2014">
            <text:p>0.2014</text:p>
          </table:table-cell>
          <table:table-cell office:value-type="float" office:value="0.2014">
            <text:p>0.201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8">
            <text:p>OS-64688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10.0">
            <text:p>241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85">
            <text:p>-2.485</text:p>
          </table:table-cell>
          <table:table-cell office:value-type="float" office:value="0.2011">
            <text:p>0.2011</text:p>
          </table:table-cell>
          <table:table-cell office:value-type="float" office:value="0.2011">
            <text:p>0.201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qtp-1">
            <text:p>qtp-1</text:p>
          </table:table-cell>
          <table:table-cell office:value-type="float" office:value="36.577">
            <text:p>36.577</text:p>
          </table:table-cell>
          <table:table-cell office:value-type="float" office:value="-76.037">
            <text:p>-76.037</text:p>
          </table:table-cell>
          <table:table-cell office:value-type="float" office:value="39600.0">
            <text:p>39600.0</text:p>
          </table:table-cell>
          <table:table-cell office:value-type="float" office:value="6600.0">
            <text:p>66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PicoEtal2017">
            <text:p>Scott2006,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HS-03">
            <text:p>HS-03</text:p>
          </table:table-cell>
          <table:table-cell office:value-type="float" office:value="36.343">
            <text:p>36.343</text:p>
          </table:table-cell>
          <table:table-cell office:value-type="float" office:value="-76.064">
            <text:p>-76.064</text:p>
          </table:table-cell>
          <table:table-cell office:value-type="float" office:value="48900.0">
            <text:p>48900.0</text:p>
          </table:table-cell>
          <table:table-cell office:value-type="float" office:value="10900.0">
            <text:p>10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